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24a7cb"/>
    </style:style>
    <style:style style:name="P2" style:family="paragraph" style:parent-style-name="Standard">
      <style:text-properties fo:font-weight="bold" officeooo:rsid="0024a7cb" officeooo:paragraph-rsid="00295955" style:font-weight-asian="bold" style:font-weight-complex="bold"/>
    </style:style>
    <style:style style:name="P3" style:family="paragraph" style:parent-style-name="Standard">
      <style:text-properties fo:font-weight="bold" officeooo:rsid="00292d90" officeooo:paragraph-rsid="00292d90" style:font-weight-asian="bold" style:font-weight-complex="bold"/>
    </style:style>
    <style:style style:name="P4" style:family="paragraph" style:parent-style-name="Standard">
      <style:text-properties officeooo:rsid="0024a7cb" officeooo:paragraph-rsid="00295955"/>
    </style:style>
    <style:style style:name="P5" style:family="paragraph" style:parent-style-name="Standard">
      <style:text-properties officeooo:paragraph-rsid="002a8919"/>
    </style:style>
    <style:style style:name="P6" style:family="paragraph" style:parent-style-name="Standard">
      <style:text-properties officeooo:paragraph-rsid="003049e6"/>
    </style:style>
    <style:style style:name="P7" style:family="paragraph" style:parent-style-name="Standard">
      <style:text-properties officeooo:paragraph-rsid="003d07b2"/>
    </style:style>
    <style:style style:name="P8" style:family="paragraph" style:parent-style-name="Standard">
      <style:text-properties officeooo:paragraph-rsid="00457d74"/>
    </style:style>
    <style:style style:name="P9" style:family="paragraph" style:parent-style-name="Standard">
      <style:text-properties officeooo:paragraph-rsid="004712b5"/>
    </style:style>
    <style:style style:name="P10" style:family="paragraph" style:parent-style-name="Standard">
      <style:text-properties officeooo:rsid="0047928b" officeooo:paragraph-rsid="0047928b"/>
    </style:style>
    <style:style style:name="P11" style:family="paragraph" style:parent-style-name="Standard">
      <style:text-properties officeooo:paragraph-rsid="004b23fb"/>
    </style:style>
    <style:style style:name="P12" style:family="paragraph" style:parent-style-name="Standard">
      <style:text-properties officeooo:paragraph-rsid="004a2015"/>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officeooo:paragraph-rsid="0024a7cb"/>
    </style:style>
    <style:style style:name="P15" style:family="paragraph" style:parent-style-name="Standard">
      <style:paragraph-properties fo:margin-left="1.27cm" fo:margin-right="0cm" fo:text-indent="0cm" style:auto-text-indent="false"/>
      <style:text-properties officeooo:rsid="00292d90" officeooo:paragraph-rsid="00292d90"/>
    </style:style>
    <style:style style:name="P16" style:family="paragraph" style:parent-style-name="Standard">
      <style:paragraph-properties fo:margin-left="1.27cm" fo:margin-right="0cm" fo:text-indent="0cm" style:auto-text-indent="false"/>
      <style:text-properties fo:font-weight="normal" officeooo:rsid="0024a7cb" officeooo:paragraph-rsid="00295955" style:font-weight-asian="normal" style:font-weight-complex="normal"/>
    </style:style>
    <style:style style:name="P17" style:family="paragraph" style:parent-style-name="Standard">
      <style:paragraph-properties fo:margin-left="1.27cm" fo:margin-right="0cm" fo:text-indent="0cm" style:auto-text-indent="false"/>
      <style:text-properties officeooo:rsid="00295955" officeooo:paragraph-rsid="00295955"/>
    </style:style>
    <style:style style:name="P18" style:family="paragraph" style:parent-style-name="Text_20_body">
      <style:text-properties officeooo:paragraph-rsid="001b11c6"/>
    </style:style>
    <style:style style:name="P19" style:family="paragraph" style:parent-style-name="Text_20_body">
      <style:text-properties officeooo:paragraph-rsid="004b7ee9"/>
    </style:style>
    <style:style style:name="P20" style:family="paragraph" style:parent-style-name="Title" style:master-page-name="MP0">
      <style:paragraph-properties style:page-number="auto" fo:break-before="page"/>
    </style:style>
    <style:style style:name="P21" style:family="paragraph" style:parent-style-name="Heading_20_3">
      <style:text-properties officeooo:rsid="0024a7cb" officeooo:paragraph-rsid="0024a7cb"/>
    </style:style>
    <style:style style:name="P22" style:family="paragraph" style:parent-style-name="Heading_20_3">
      <style:text-properties fo:color="#5b9bd5" loext:opacity="100%" style:font-name="Calibri Light" fo:font-weight="bold" officeooo:rsid="0047928b" officeooo:paragraph-rsid="0047928b" style:font-weight-asian="bold" style:font-weight-complex="bold"/>
    </style:style>
    <style:style style:name="P23" style:family="paragraph" style:parent-style-name="List_20_Paragraph" style:list-style-name="WWNum1"/>
    <style:style style:name="P24" style:family="paragraph" style:parent-style-name="List_20_Paragraph" style:list-style-name="WWNum1">
      <style:text-properties officeooo:paragraph-rsid="004a2015"/>
    </style:style>
    <style:style style:name="P25" style:family="paragraph" style:parent-style-name="Standard" style:list-style-name="L1"/>
    <style:style style:name="P26" style:family="paragraph" style:parent-style-name="Standard" style:list-style-name="L2">
      <style:text-properties officeooo:rsid="0024a7cb" officeooo:paragraph-rsid="00295955"/>
    </style:style>
    <style:style style:name="P27" style:family="paragraph" style:parent-style-name="Standard" style:list-style-name="L5">
      <style:text-properties officeooo:rsid="004712b5" officeooo:paragraph-rsid="0049685b"/>
    </style:style>
    <style:style style:name="P28" style:family="paragraph" style:parent-style-name="Standard" style:list-style-name="L5">
      <style:text-properties officeooo:rsid="004712b5" officeooo:paragraph-rsid="004712b5"/>
    </style:style>
    <style:style style:name="P29" style:family="paragraph" style:parent-style-name="Standard" style:list-style-name="L3">
      <style:paragraph-properties fo:margin-left="2.54cm" fo:margin-right="0cm" fo:text-indent="-0.635cm" style:auto-text-indent="false"/>
      <style:text-properties officeooo:rsid="003791d7" officeooo:paragraph-rsid="003791d7"/>
    </style:style>
    <style:style style:name="P30" style:family="paragraph" style:parent-style-name="Standard" style:list-style-name="L3">
      <style:paragraph-properties fo:margin-left="2.54cm" fo:margin-right="0cm" fo:text-indent="-0.635cm" style:auto-text-indent="false"/>
      <style:text-properties officeooo:rsid="00292d90" officeooo:paragraph-rsid="00292d90"/>
    </style:style>
    <style:style style:name="P31" style:family="paragraph" style:parent-style-name="Standard" style:list-style-name="L4">
      <style:paragraph-properties fo:margin-left="2.54cm" fo:margin-right="0cm" fo:text-indent="-0.635cm" style:auto-text-indent="false"/>
      <style:text-properties officeooo:rsid="00292d90" officeooo:paragraph-rsid="0024a7cb"/>
    </style:style>
    <style:style style:name="P32" style:family="paragraph" style:parent-style-name="Standard" style:list-style-name="L4">
      <style:paragraph-properties fo:margin-left="2.54cm" fo:margin-right="0cm" fo:text-indent="-0.635cm" style:auto-text-indent="false"/>
      <style:text-properties officeooo:rsid="00292d90" officeooo:paragraph-rsid="00292d90"/>
    </style:style>
    <style:style style:name="P33" style:family="paragraph" style:parent-style-name="Text_20_body" style:list-style-name="WWNum2"/>
    <style:style style:name="P34" style:family="paragraph" style:parent-style-name="Text_20_body" style:list-style-name="WWNum2">
      <style:text-properties officeooo:paragraph-rsid="004e8a1d"/>
    </style:style>
    <style:style style:name="P35" style:family="paragraph" style:parent-style-name="Text_20_body" style:list-style-name="WWNum2">
      <style:text-properties officeooo:rsid="00292d90" officeooo:paragraph-rsid="00292d90"/>
    </style:style>
    <style:style style:name="P36" style:family="paragraph" style:parent-style-name="Text_20_body" style:list-style-name="WWNum2">
      <style:text-properties officeooo:rsid="003791d7" officeooo:paragraph-rsid="003791d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a7cb" style:font-weight-asian="bold" style:font-weight-complex="bold"/>
    </style:style>
    <style:style style:name="T4" style:family="text">
      <style:text-properties fo:font-weight="bold" officeooo:rsid="004712b5" style:font-weight-asian="bold" style:font-weight-complex="bold"/>
    </style:style>
    <style:style style:name="T5" style:family="text">
      <style:text-properties fo:font-weight="bold" officeooo:rsid="004a2015" style:font-weight-asian="bold" style:font-weight-complex="bold"/>
    </style:style>
    <style:style style:name="T6" style:family="text">
      <style:text-properties fo:font-weight="bold" officeooo:rsid="004b23fb" style:font-weight-asian="bold" style:font-weight-complex="bold"/>
    </style:style>
    <style:style style:name="T7" style:family="text">
      <style:text-properties fo:font-weight="bold" officeooo:rsid="004e8a1d" style:font-weight-asian="bold" style:font-weight-complex="bold"/>
    </style:style>
    <style:style style:name="T8" style:family="text">
      <style:text-properties fo:font-weight="bold" officeooo:rsid="0053ca4e" style:font-weight-asian="bold" style:font-weight-complex="bold"/>
    </style:style>
    <style:style style:name="T9" style:family="text">
      <style:text-properties style:font-name="Ubuntu"/>
    </style:style>
    <style:style style:name="T10" style:family="text">
      <style:text-properties style:font-name="Ubuntu" officeooo:rsid="004b23fb"/>
    </style:style>
    <style:style style:name="T11" style:family="text">
      <style:text-properties officeooo:rsid="001976bd"/>
    </style:style>
    <style:style style:name="T12" style:family="text">
      <style:text-properties officeooo:rsid="001c81c6"/>
    </style:style>
    <style:style style:name="T13" style:family="text">
      <style:text-properties officeooo:rsid="001e5a26"/>
    </style:style>
    <style:style style:name="T14" style:family="text">
      <style:text-properties officeooo:rsid="0024a7cb"/>
    </style:style>
    <style:style style:name="T15" style:family="text">
      <style:text-properties officeooo:rsid="00292d90"/>
    </style:style>
    <style:style style:name="T16" style:family="text">
      <style:text-properties officeooo:rsid="00295955"/>
    </style:style>
    <style:style style:name="T17" style:family="text">
      <style:text-properties officeooo:rsid="002a8919"/>
    </style:style>
    <style:style style:name="T18" style:family="text">
      <style:text-properties officeooo:rsid="003049e6"/>
    </style:style>
    <style:style style:name="T19" style:family="text">
      <style:text-properties officeooo:rsid="0034fd37"/>
    </style:style>
    <style:style style:name="T20" style:family="text">
      <style:text-properties fo:font-weight="normal" officeooo:rsid="004a2015" style:font-weight-asian="normal" style:font-weight-complex="normal"/>
    </style:style>
    <style:style style:name="T21" style:family="text">
      <style:text-properties officeooo:rsid="003791d7"/>
    </style:style>
    <style:style style:name="T22" style:family="text">
      <style:text-properties officeooo:rsid="0038a9c2"/>
    </style:style>
    <style:style style:name="T23" style:family="text">
      <style:text-properties officeooo:rsid="003d07b2"/>
    </style:style>
    <style:style style:name="T24" style:family="text">
      <style:text-properties officeooo:rsid="003f4f8a"/>
    </style:style>
    <style:style style:name="T25" style:family="text">
      <style:text-properties fo:font-style="italic" style:font-style-asian="italic" style:font-style-complex="italic"/>
    </style:style>
    <style:style style:name="T26" style:family="text">
      <style:text-properties fo:font-style="italic" officeooo:rsid="003d07b2" style:font-style-asian="italic" style:font-style-complex="italic"/>
    </style:style>
    <style:style style:name="T27" style:family="text">
      <style:text-properties fo:font-style="italic" officeooo:rsid="003ffd2f" style:font-style-asian="italic" style:font-style-complex="italic"/>
    </style:style>
    <style:style style:name="T28" style:family="text">
      <style:text-properties fo:font-style="italic" officeooo:rsid="0040beed" style:font-style-asian="italic" style:font-style-complex="italic"/>
    </style:style>
    <style:style style:name="T29" style:family="text">
      <style:text-properties fo:font-style="italic" officeooo:rsid="00421e25" style:font-style-asian="italic" style:font-style-complex="italic"/>
    </style:style>
    <style:style style:name="T30" style:family="text">
      <style:text-properties fo:font-style="italic" officeooo:rsid="0043d8a5" style:font-style-asian="italic" style:font-style-complex="italic"/>
    </style:style>
    <style:style style:name="T31" style:family="text">
      <style:text-properties fo:font-style="italic" officeooo:rsid="004bff4f" style:font-style-asian="italic" style:font-style-complex="italic"/>
    </style:style>
    <style:style style:name="T32" style:family="text">
      <style:text-properties officeooo:rsid="00457d74"/>
    </style:style>
    <style:style style:name="T33" style:family="text">
      <style:text-properties officeooo:rsid="0045838a"/>
    </style:style>
    <style:style style:name="T34" style:family="text">
      <style:text-properties officeooo:rsid="004712b5"/>
    </style:style>
    <style:style style:name="T35" style:family="text">
      <style:text-properties officeooo:rsid="0047928b"/>
    </style:style>
    <style:style style:name="T36" style:family="text">
      <style:text-properties officeooo:rsid="00483c62"/>
    </style:style>
    <style:style style:name="T37" style:family="text">
      <style:text-properties officeooo:rsid="004b23fb"/>
    </style:style>
    <style:style style:name="T38" style:family="text">
      <style:text-properties officeooo:rsid="004b7ee9"/>
    </style:style>
    <style:style style:name="T39" style:family="text">
      <style:text-properties style:font-name="Callibri" officeooo:rsid="004b7ee9"/>
    </style:style>
    <style:style style:name="T40" style:family="text">
      <style:text-properties officeooo:rsid="004bff4f"/>
    </style:style>
    <style:style style:name="T41" style:family="text">
      <style:text-properties officeooo:rsid="004cb870"/>
    </style:style>
    <style:style style:name="T42" style:family="text">
      <style:text-properties fo:font-style="normal" style:font-style-asian="normal" style:font-style-complex="normal"/>
    </style:style>
    <style:style style:name="T43" style:family="text">
      <style:text-properties style:font-name="DejaVu Sans Mono" officeooo:rsid="004b7ee9"/>
    </style:style>
    <style:style style:name="T44" style:family="text">
      <style:text-properties officeooo:rsid="004e8a1d"/>
    </style:style>
    <style:style style:name="T45" style:family="text">
      <style:text-properties officeooo:rsid="00503809"/>
    </style:style>
    <style:style style:name="T46" style:family="text">
      <style:text-properties officeooo:rsid="005205ee"/>
    </style:style>
    <style:style style:name="T47" style:family="text">
      <style:text-properties officeooo:rsid="0053ca4e"/>
    </style:style>
    <style:style style:name="T48" style:family="text">
      <style:text-properties officeooo:rsid="0055a6ef"/>
    </style:style>
    <style:style style:name="T49" style:family="text">
      <style:text-properties officeooo:rsid="0057bc20"/>
    </style:style>
    <style:style style:name="T50" style:family="text">
      <style:text-properties officeooo:rsid="0059bef9"/>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njoyment and Data Quality in a Human-Subject Data Collection Game, <text:span text:style-name="T48">a conceptual replication</text:span></text:p>
      <text:p text:style-name="P7"><text:span text:style-name="T26">This experiment is a </text:span><text:span text:style-name="T31">conceptual </text:span><text:span text:style-name="T26">replication of an earlier study that differs by ending the experimental task after a set time rather than after a set number of inputs. </text:span><text:span text:style-name="T31">It also operationalises what counts as ‘valid data’ differently – by asking participants to perform a short grammaticality judgement task. Finally, it</text:span><text:span text:style-name="T27"> arranges the words that the players use for input in columns rather than a random grid, </text:span><text:span text:style-name="T31">and </text:span><text:span text:style-name="T28">removes access to the menu, which was previously available in the game condition.</text:span><text:span text:style-name="T29"> Some of the wording in the tool condition is changed to remove explicit instructions to use grammatical </text:span><text:span text:style-name="T30">word order</text:span><text:span text:style-name="T29">.</text:span></text:p>
      <text:p text:style-name="Standard">This experiment investigates an applied game for a (human subject) data collection that has been developed for the elicitation of English adjective word order. Two conditions will be tested. In one condition, the game will be played. In a second condition, the game interface will be used to approximate a standard experimental design for the same data.</text:p>
      <text:list xml:id="list3735747572" text:style-name="L1">
        <text:list-item>
          <text:p text:style-name="P25">The enjoyment of the two conditions will be compared using a post-test questionnaire. The questionnaire used will be <text:span text:style-name="T11">the Intrinsic Motivation Inveotry (IMI) Interest/enjoyment subscale.</text:span></text:p>
        </text:list-item>
        <text:list-item>
          <text:p text:style-name="P25">The proportion of “naturalistic” data elicited from players (<text:span text:style-name="T48">in comparison to grammaticality judgements from a post-test questionnaire)</text:span> will be compared.</text:p>
        </text:list-item>
      </text:list>
      <text:h text:style-name="Heading_20_1" text:outline-level="1">Background</text:h>
      <text:p text:style-name="Standard">Broadly studies of human behaviour are concerned with eliciting natural inputs. Many experimental measures assume that players respond naturally, e.g. studies of language generally assume that participants speech reflects their everyday linguistic performance and isn’t affected by the experiment, for example. Biases, such as social desirability bias, can affect this.</text:p>
      <text:p text:style-name="P6">Applied games can be designed to collect human-subject data from players. Games are supposed to be intrinsically motivating. This motivation can support or replace other forms of motivation for participation (e.g. payment) in a data collection task.</text:p>
      <text:p text:style-name="P6"><text:span text:style-name="T18">As traditional (non-game) controlled experiments using established methodologies are considered the gold-standard for data quality, use of games might be assumed to provide poorer quality data, especially as they potentially introduce many poorly understood biases. </text:span>Data collected from a game may therefore be of lower quality, particularly behavioural data.</text:p>
      <text:p text:style-name="Standard">We have designed an applied game to collect data. This game is designed to collect adjective orderings (i.e. what is the way you naturally order the words <text:soft-page-break/>“big”, “red” and “square” in a noun phrase). The game bears some similarity to a picture description task, a standard experimental paradigm in linguistics. whereby participants are asked to describe a picture.</text:p>
      <text:p text:style-name="P7"><text:span text:style-name="T23">A previous, pre-registered study was run that was similar to the one described here. </text:span><text:span text:style-name="T40">The first three</text:span><text:span text:style-name="T23"> hypotheses listed below were confirmed by the experiment. </text:span><text:span text:style-name="T40">The foruth is a new hypothesis for this experiment based on exploratory analysis of the data from the previous experiment.</text:span></text:p>
      <text:h text:style-name="Heading_20_1" text:outline-level="1">Hypotheses</text:h>
      <text:list xml:id="list938544179" text:style-name="WWNum1">
        <text:list-item text:start-value="1">
          <text:p text:style-name="P23">Players experience <text:span text:style-name="Default_20_Paragraph_20_Font"><text:span text:style-name="T2">more enjoyment</text:span></text:span> from the game condition than the task condition.</text:p>
        </text:list-item>
        <text:list-item>
          <text:p text:style-name="P23">Players provide <text:span text:style-name="Default_20_Paragraph_20_Font"><text:span text:style-name="T2">poorer quality data</text:span></text:span> in the game condition than the task condition.</text:p>
        </text:list-item>
        <text:list-item>
          <text:p text:style-name="P24"><text:span text:style-name="Default_20_Paragraph_20_Font"><text:span text:style-name="T5">Time per input is higher</text:span></text:span><text:span text:style-name="Default_20_Paragraph_20_Font"><text:span text:style-name="T20"> in the game condition than the task condition.</text:span></text:span></text:p>
        </text:list-item>
      </text:list>
      <text:h text:style-name="Heading_20_1" text:outline-level="1">Methods</text:h>
      <text:h text:style-name="Heading_20_2" text:outline-level="2">Design</text:h>
      <text:h text:style-name="Heading_20_3" text:outline-level="3">Dependent Variables</text:h>
      <text:p text:style-name="Standard"><text:span text:style-name="Default_20_Paragraph_20_Font"><text:span text:style-name="T2">DV1. Enjoyment.</text:span></text:span> Operationalised using <text:span text:style-name="T11">an</text:span> <text:span text:style-name="T11">IMI Interest/Enjoyment subscale</text:span> questionnaire administered at the end of the experiment.</text:p>
      <text:p text:style-name="P10">For the purposes of the following two variables, <text:span text:style-name="T25">correct word order</text:span> is considered to be 1) noun-final, and 2) correspond to a word order judged as grammatical in the post-test grammaticality judgement task described below.</text:p>
      <text:p text:style-name="Standard"><text:span text:style-name="Default_20_Paragraph_20_Font"><text:span text:style-name="T1">DV2. Proportion of valid data.</text:span></text:span> Operationalised as <text:span text:style-name="T19">proportion of </text:span><text:span text:style-name="T44">the last </text:span><text:span text:style-name="T49">16</text:span><text:span text:style-name="T19"> complete (3-word) inputs </text:span><text:span text:style-name="T35">with correct word order </text:span><text:span text:style-name="T44">that the participant provides,</text:span><text:span text:style-name="T35"> </text:span>regardless of their in-game effect.</text:p>
      <text:p text:style-name="P12"><text:span text:style-name="T2">DV3. </text:span><text:span text:style-name="T7">Mean t</text:span><text:span text:style-name="T2">ime per input.</text:span> Operationalised as <text:span text:style-name="T37">total time spent performing the game/task </text:span><text:span text:style-name="T44">(8 minutes)</text:span><text:span text:style-name="T37"> divided by the number of inputs entered in that time.</text:span></text:p>
      <text:h text:style-name="P21" text:outline-level="3">Demographic Variables</text:h>
      <text:p text:style-name="P2">Age.</text:p>
      <text:p text:style-name="P16">“<text:span text:style-name="T16">What is your age?”</text:span></text:p>
      <text:p text:style-name="P4"><text:span text:style-name="T2">Gender.</text:span> </text:p>
      <text:p text:style-name="P17">“What is your gender?</text:p>
      <text:list xml:id="list2303032169" text:style-name="L2">
        <text:list-item>
          <text:p text:style-name="P26">Female</text:p>
        </text:list-item>
        <text:list-item>
          <text:p text:style-name="P26">Male</text:p>
        </text:list-item>
        <text:list-item>
          <text:p text:style-name="P26">Other</text:p>
        </text:list-item>
        <text:list-item>
          <text:p text:style-name="P26">Prefer not to say”</text:p>
        </text:list-item>
      </text:list>
      <text:p text:style-name="P3"><text:soft-page-break/>English as <text:span text:style-name="T21">first</text:span> <text:span text:style-name="T21">language.</text:span></text:p>
      <text:p text:style-name="P15">“<text:span text:style-name="T21">What is your first language</text:span>?</text:p>
      <text:list xml:id="list2753869107" text:style-name="L3">
        <text:list-item>
          <text:p text:style-name="P29">English</text:p>
        </text:list-item>
        <text:list-item>
          <text:p text:style-name="P30"><text:span text:style-name="T21">Other</text:span>”</text:p>
        </text:list-item>
      </text:list>
      <text:p text:style-name="P1"><text:span text:style-name="T3">Gaming Experience.</text:span><text:span text:style-name="T14"> Operationalised as frequency of game play using the following question:</text:span></text:p>
      <text:p text:style-name="P14">“<text:span text:style-name="T15">How often do you play digital games?</text:span></text:p>
      <text:list xml:id="list1840004406" text:style-name="L4">
        <text:list-item>
          <text:p text:style-name="P31">Every day</text:p>
        </text:list-item>
        <text:list-item>
          <text:p text:style-name="P32">Several times a week</text:p>
        </text:list-item>
        <text:list-item>
          <text:p text:style-name="P32">About once a week</text:p>
        </text:list-item>
        <text:list-item>
          <text:p text:style-name="P32">About once a month</text:p>
        </text:list-item>
        <text:list-item>
          <text:p text:style-name="P32">(Almost) never”</text:p>
        </text:list-item>
      </text:list>
      <text:h text:style-name="P22" text:outline-level="3">Grammaticality Judgement Task</text:h>
      <text:p text:style-name="P9"><text:span text:style-name="T4">Grammaticality Judgement.</text:span><text:span text:style-name="T34"> </text:span><text:span text:style-name="T35">Correct word order will be operationalised as being both noun final and matching an order judged as grammatical in the following post-test </text:span><text:span text:style-name="T45">multiple answer question</text:span><text:span text:style-name="T35">:</text:span></text:p>
      <text:p text:style-name="P13"><text:span text:style-name="T34">“</text:span>Select the phrases which are grammatical.</text:p>
      <text:list xml:id="list2639649744" text:style-name="L5">
        <text:list-item>
          <text:p text:style-name="P27">red big square</text:p>
        </text:list-item>
        <text:list-item>
          <text:p text:style-name="P28">big red square</text:p>
        </text:list-item>
        <text:list-item>
          <text:p text:style-name="P28">big filled square</text:p>
        </text:list-item>
        <text:list-item>
          <text:p text:style-name="P27">filled red square</text:p>
        </text:list-item>
        <text:list-item>
          <text:p text:style-name="P28">red filled square</text:p>
        </text:list-item>
        <text:list-item>
          <text:p text:style-name="P27">filled big square”</text:p>
        </text:list-item>
      </text:list>
      <text:p text:style-name="P9"/>
      <text:h text:style-name="Heading_20_2" text:outline-level="2">Sample Siz<text:span text:style-name="T12">e</text:span></text:h>
      <text:p text:style-name="P18"><text:span text:style-name="T38">140</text:span> participants <text:span text:style-name="T11">recruited online through Prolific (https://www.prolific.co/) Participants will be pre-filtered to select adults (18+) whose first language is English. </text:span><text:span text:style-name="T32">The participants will be randomly assigned to a condition on an individual basis. </text:span><text:span text:style-name="T33">This means</text:span><text:span text:style-name="T32"> the number of participants in each condition may vary due to chance. </text:span><text:span text:style-name="T33">If either of the conditions has fewer than </text:span><text:span text:style-name="T38">68</text:span><text:span text:style-name="T33"> participants </text:span><text:span text:style-name="T50">(after the exclusion criteria have been applied)</text:span><text:span text:style-name="T33">, the sample size will be increased </text:span><text:span text:style-name="T35">by </text:span><text:span text:style-name="T36">5</text:span><text:span text:style-name="T35"> until</text:span><text:span text:style-name="T33"> both conditions have at least </text:span><text:span text:style-name="T38">68</text:span><text:span text:style-name="T33"> participants. This will be done before the data is analysed.</text:span></text:p>
      <text:p text:style-name="P19"><text:span text:style-name="T38">A power analysis was performed (see </text:span><text:span text:style-name="T43">power-analysis.r.Rout</text:span><text:span text:style-name="T39">), which determined that each condition would require 68 participants.</text:span></text:p>
      <text:h text:style-name="Heading_20_2" text:outline-level="2"><text:soft-page-break/>Exclusion Criteria</text:h>
      <text:list xml:id="list2584149524" text:style-name="WWNum2">
        <text:list-item>
          <text:p text:style-name="P33">Incomplete data records not included</text:p>
        </text:list-item>
        <text:list-item>
          <text:p text:style-name="P35">Users reporting an age of under 18.</text:p>
        </text:list-item>
        <text:list-item>
          <text:p text:style-name="P36">Users reporting that English is not their first language</text:p>
        </text:list-item>
        <text:list-item>
          <text:p text:style-name="P34"><text:span text:style-name="T44">Users submitting fewer than 1</text:span><text:span text:style-name="T49">6</text:span><text:span text:style-name="T44"> inputs</text:span></text:p>
        </text:list-item>
      </text:list>
      <text:h text:style-name="Heading_20_2" text:outline-level="2">Procedure</text:h>
      <text:p text:style-name="Text_20_body">Participants will be recruited online. They will be randomly assigned to an experimental condition. This is thus a double-blind design. After providing informed consent, <text:span text:style-name="T14">they will fill in a short demographics questionnaire. Then they </text:span>begin either playing the game or performing the task. <text:s/>At the end of this, they are asked to complete an on-screen questionnaire. They are then thanked for their time.</text:p>
      <text:h text:style-name="Heading_20_3" text:outline-level="3">Game Condition</text:h>
      <text:p text:style-name="Standard">The game is played in a desktop web browser. It is a casual puzzle game. The aim of the game is to clear all the blocks (shapes of various colours, sizes, etc.). There are a succession of levels. <text:s/>A ‘group’ of blocks are orthogonally adjacent blocks that are all cleared at the same time. Clearing groups of blocks provides bonus moves, which are required to complete the level. When blocks are cleared, blocks above fall down to replace them. Players therefore think ahead to form groups.</text:p>
      <text:p text:style-name="Standard">In order to clear blocks, players select 3 words from a set provided, all either adjectives or nouns, which all describe blocks in the level. These descriptive words are found at the bottom of the screen. <text:span text:style-name="T24">Words of the same type (colour adjective, size adjective, noun, etc.) are always shown in columns</text:span>. <text:span text:style-name="T24">The order of columns is randomised per level.</text:span> Once 3 words are selected, all of the blocks matching the intersection of those descriptions are cleared. The words can be provided in any order. If no blocks are described by the words (or the words do not include a noun), the attempt fails.</text:p>
      <text:p text:style-name="Standard">The game starts with a tutorial introducing the interface and mechanics. Following this, the players play a series of levels. Once they have <text:span text:style-name="T23">played for </text:span><text:span text:style-name="T44">8</text:span><text:span text:style-name="T23"> minutes</text:span><text:span text:style-name="T25">,</text:span> the game ends.</text:p>
      <text:h text:style-name="Heading_20_3" text:outline-level="3">Task Condition</text:h>
      <text:p text:style-name="Standard">The task condition is similar in interface to the game condition. Players are shown a grid of blocks and with one indicated. They are asked to describe the indicated block. When they do this, they move on to the next level.</text:p>
      <text:p text:style-name="Standard">Game-specific interface elements such as moves, scores, and level indicators are removed from this condition.</text:p>
      <text:p text:style-name="P8">The task starts with a tutorial introducing the interface and the task. Following this, players complete a series of levels. Once they have <text:span text:style-name="T41">both</text:span> <text:span text:style-name="T23">performed this task for </text:span><text:span text:style-name="T44">8</text:span><text:span text:style-name="T23"> minutes</text:span> (excluding the tutorial)<text:span text:style-name="T42">, th</text:span>e task ends.</text:p>
      <text:h text:style-name="Heading_20_1" text:outline-level="1"><text:soft-page-break/>Analysis Plan</text:h>
      <text:h text:style-name="Heading_20_2" text:outline-level="2">Main Test</text:h>
      <text:p text:style-name="P5"><text:span text:style-name="Default_20_Paragraph_20_Font"><text:span text:style-name="T2">Hypothesis 1:</text:span></text:span> Enjoyment (DV1) will be greater in the game condition than the task condition. A <text:span text:style-name="T17">one-tailed </text:span>two-sample t-test will be used to <text:span text:style-name="T17">test whether</text:span> the mean scores of DV1 <text:span text:style-name="T17">is greater in the game condition than the task condition</text:span>. <text:span text:style-name="Default_20_Paragraph_20_Font"><text:span text:style-name="T9">α</text:span></text:span> = 0.0<text:span text:style-name="T11">5.</text:span></text:p>
      <text:p text:style-name="Standard"><text:span text:style-name="Default_20_Paragraph_20_Font"><text:span text:style-name="T2">Hypothesis 2:</text:span></text:span> Proportion of valid data (DV2) will be lower in the game condition than the task condition. A <text:span text:style-name="T22">two</text:span><text:span text:style-name="T17">-tailed</text:span> <text:span text:style-name="T46">Mann-Whitney U test </text:span>will be used to <text:span text:style-name="T17">test whether</text:span> <text:span text:style-name="T47">the distribution of </text:span>DV2 <text:span text:style-name="T47">differs significantly between the </text:span><text:span text:style-name="T17">game condition than the task condition</text:span>. <text:span text:style-name="Default_20_Paragraph_20_Font"><text:span text:style-name="T9">α</text:span></text:span> = 0.0<text:span text:style-name="T13">5</text:span></text:p>
      <text:p text:style-name="P11"><text:span text:style-name="T6">Hypothesis </text:span><text:span text:style-name="T8">3</text:span><text:span text:style-name="T6">:</text:span><text:span text:style-name="T37"> Time per input (DV3) will be higher in the game condition than the task condition. A </text:span><text:span text:style-name="T22">two</text:span><text:span text:style-name="T17">-tailed</text:span><text:span text:style-name="T37"> two-sample t-test will be used to </text:span><text:span text:style-name="T17">test whether</text:span><text:span text:style-name="T37"> scores of DV3 are</text:span><text:span text:style-name="T17"> </text:span><text:span text:style-name="T37">greater</text:span><text:span text:style-name="T17"> in the game condition than the task condition</text:span><text:span text:style-name="T37">. </text:span><text:span text:style-name="Default_20_Paragraph_20_Font"><text:span text:style-name="T10">α</text:span></text:span><text:span text:style-name="T37"> = 0.0</text:span><text:span text:style-name="T13">5</text:span></text:p>
      <text:h text:style-name="Heading_20_1" text:outline-level="1">Further Exploration</text:h>
      <text:p text:style-name="P1">We will look for further insights in the data without being guided by strong hypotheses. This will inform future studies that may empirically test any such findings. For example, we will explore for systematic biases within the data that may be the result of e.g. the game interface, and whether prior game experience moderates observed effects on dependent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4pt" fo:font-weight="bold" style:font-size-asian="14pt" style:font-weight-asian="bold" style:font-size-complex="14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5b9bd5" loext:opacity="100%" style:font-name="Calibri Light" fo:font-family="'Calibri Light'" style:font-family-generic="swiss" style:font-pitch="variable" fo:font-size="13pt" fo:font-weight="bold" style:font-size-asian="13pt" style:font-weight-asian="bold" style:font-size-complex="13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5b9bd5" loext:opacity="100%" style:font-name="Calibri Light" fo:font-family="'Calibri Light'" style:font-family-generic="swiss" style:font-pitch="variable"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Title" style:family="paragraph" style:parent-style-name="Standard" style:next-style-name="Standard"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5b9bd5" style:shadow="none"/>
      <style:text-properties fo:color="#323e4f" loext:opacity="100%" style:font-name="Calibri Light" fo:font-family="'Calibri Light'" style:font-family-generic="swiss" style:font-pitch="variable" fo:font-size="26pt" fo:letter-spacing="0.009cm" style:letter-kerning="true" style:font-size-asian="26pt" style:font-size-complex="26pt"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323e4f" loext:opacity="100%" style:font-name="Calibri Light" fo:font-family="'Calibri Light'" style:font-family-generic="swiss" style:font-pitch="variable" fo:font-size="26pt" fo:letter-spacing="0.009cm" style:letter-kerning="true"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5b9bd5" loext:opacity="100%" style:font-name="Calibri Light" fo:font-family="'Calibri Light'"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5b9bd5" loext:opacity="100%" style:font-name="Calibri Light" fo:font-family="'Calibri Light'"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David Gundry</meta:initial-creator>
    <meta:creation-date>2018-10-10T09:58:00Z</meta:creation-date>
    <dc:date>2021-01-29T15:38:51.532001812</dc:date>
    <meta:editing-cycles>69</meta:editing-cycles>
    <meta:editing-duration>PT6H38M57S</meta:editing-duration>
    <meta:document-statistic meta:table-count="0" meta:image-count="0" meta:object-count="0" meta:page-count="5" meta:paragraph-count="76" meta:word-count="1460" meta:character-count="9068" meta:non-whitespace-character-count="7706"/>
    <meta:user-defined meta:name="AppVersion">14.0000</meta:user-defined>
    <meta:user-defined meta:name="Company">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joyment-data-quality-experiment-pre-reg.odt/Normal.dotm"/>
  </office:meta>
</office:document-meta>
</file>